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543c16"/>
    </style:style>
    <style:style style:name="T44" style:family="text">
      <style:text-properties officeooo:rsid="00580b65"/>
    </style:style>
    <style:style style:name="T45" style:family="text">
      <style:text-properties officeooo:rsid="0056ece9"/>
    </style:style>
    <style:style style:name="T46" style:family="text">
      <style:text-properties officeooo:rsid="0058d8d5"/>
    </style:style>
    <style:style style:name="T47" style:family="text">
      <style:text-properties officeooo:rsid="0058f344"/>
    </style:style>
    <style:style style:name="T48" style:family="text">
      <style:text-properties officeooo:rsid="005868b5"/>
    </style:style>
    <style:style style:name="T49" style:family="text">
      <style:text-properties officeooo:rsid="005f64aa"/>
    </style:style>
    <style:style style:name="T50" style:family="text">
      <style:text-properties officeooo:rsid="006037d0"/>
    </style:style>
    <style:style style:name="T51" style:family="text">
      <style:text-properties fo:font-style="normal" officeooo:rsid="00624fce" style:font-style-asian="normal" style:font-style-complex="normal"/>
    </style:style>
    <style:style style:name="T52" style:family="text">
      <style:text-properties officeooo:rsid="007819d5"/>
    </style:style>
    <style:style style:name="T53" style:family="text">
      <style:text-properties officeooo:rsid="007299f2"/>
    </style:style>
    <style:style style:name="T54" style:family="text">
      <style:text-properties officeooo:rsid="0068517a"/>
    </style:style>
    <style:style style:name="T55" style:family="text">
      <style:text-properties officeooo:rsid="006523ca"/>
    </style:style>
    <style:style style:name="T56" style:family="text">
      <style:text-properties fo:font-style="normal" officeooo:rsid="00269908" style:font-style-asian="normal" style:font-style-complex="normal"/>
    </style:style>
    <style:style style:name="T57" style:family="text">
      <style:text-properties fo:font-style="normal" officeooo:rsid="006aea2c" style:font-style-asian="normal" style:font-style-complex="normal"/>
    </style:style>
    <style:style style:name="T58" style:family="text">
      <style:text-properties fo:font-style="normal" officeooo:rsid="006b05c6" style:font-style-asian="normal" style:font-style-complex="normal"/>
    </style:style>
    <style:style style:name="T59" style:family="text">
      <style:text-properties fo:font-style="normal" officeooo:rsid="006cde4f" style:font-style-asian="normal" style:font-style-complex="normal"/>
    </style:style>
    <style:style style:name="T60" style:family="text">
      <style:text-properties officeooo:rsid="00709e13"/>
    </style:style>
    <style:style style:name="T61" style:family="text">
      <style:text-properties officeooo:rsid="0077c0bc"/>
    </style:style>
    <style:style style:name="T62" style:family="text">
      <style:text-properties officeooo:rsid="00798188"/>
    </style:style>
    <style:style style:name="T63" style:family="text">
      <style:text-properties officeooo:rsid="007ac3fc"/>
    </style:style>
    <style:style style:name="T64" style:family="text">
      <style:text-properties officeooo:rsid="0081defe"/>
    </style:style>
    <style:style style:name="T65" style:family="text">
      <style:text-properties officeooo:rsid="008643e3"/>
    </style:style>
    <style:style style:name="T66" style:family="text">
      <style:text-properties officeooo:rsid="007c9da0"/>
    </style:style>
    <style:style style:name="T67" style:family="text">
      <style:text-properties officeooo:rsid="008794fd"/>
    </style:style>
    <style:style style:name="T68" style:family="text">
      <style:text-properties officeooo:rsid="007fe30f"/>
    </style:style>
    <style:style style:name="T69" style:family="text">
      <style:text-properties officeooo:rsid="00854b28"/>
    </style:style>
    <style:style style:name="T70" style:family="text">
      <style:text-properties officeooo:rsid="00861b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64537331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 <text:span text:style-name="T43">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4">☑ </text:span>Populate dropdowns and give them actions</text:p>
      <text:p text:style-name="P54"><text:span text:style-name="T44">☑</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5">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6">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7">Shift+</text:span></text:span><text:span text:style-name="InlineCode">T</text:span> to reload/<text:span text:style-name="T47">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7">unzip of v8.7, <text:s/></text:span><text:span text:style-name="T48">delete </text:span><text:span text:style-name="InlineCode"><text:span text:style-name="T48">config.xml</text:span></text:span><text:span text:style-name="T48"> , and open </text:span><text:span text:style-name="InlineCode"><text:span text:style-name="T48">escape.sql</text:span></text:span> <text:s/>⇒ <text:span text:style-name="T47">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7">Shift+</text:span></text:span><text:span text:style-name="InlineCode">T</text:span> to reload/<text:span text:style-name="T47">re-render</text:span> the file <text:span text:style-name="T47">⇒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7">Shift+</text:span></text:span><text:span text:style-name="InlineCode">T</text:span> to reload/<text:span text:style-name="T47">re-render</text:span> the file <text:span text:style-name="T47">⇒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7">Shift+</text:span></text:span><text:span text:style-name="InlineCode">T</text:span> to reload/<text:span text:style-name="T47">re-render</text:span> the file <text:span text:style-name="T47">⇒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49">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0">Look at RESTART, which grabs the command line with the GetCommandLineA/W win32-API call, queues up a subprocess / external process to wait and then restart Notepad++, and then File&gt;Exit from Notepad++ using </text:span><text:span text:style-name="InlineCode"><text:span text:style-name="T50">NPPM_MENUCOMMAND(0,IDM_FILE_EXIT)</text:span></text:span><text:span text:style-name="T50">.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1">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2">☑ </text:span><text:span text:style-name="T53">Process </text:span>UDL <text:span text:style-name="T53">and THEME </text:span>list<text:span text:style-name="T53">s</text:span><text:line-break/><text:span text:style-name="T53">☑ ☑ download</text:span><text:line-break/><text:soft-page-break/><text:span text:style-name="T53">☑ ☑ </text:span><text:span text:style-name="T54">JSON processing<text:line-break/></text:span><text:span text:style-name="T52">☑</text:span><text:span text:style-name="T53"> </text:span><text:span text:style-name="T52">☑</text:span><text:span text:style-name="T53"> data structure</text:span></text:p>
      <text:p text:style-name="P80"><text:span text:style-name="T52">☑</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5">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5">shows a couple ways of inserting/populating the subkeys. <text:s/></text:span></text:p>
      <text:p text:style-name="P81">Hmm, my original .h file actually has vectors of strings. <text:s/>I think maybe I need to rethink that. <text:s/><text:span text:style-name="T54">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4"># or maybe %theme = (</text:span></text:p>
      <text:p text:style-name="CodeIndent"><text:s text:c="4"/>$file1,<text:tab/><text:tab/><text:tab/><text:tab/><text:span text:style-name="T54">$file1-’.xml’ =&gt; $file1,</text:span></text:p>
      <text:p text:style-name="CodeIndent"><text:s text:c="4"/>$file2, <text:tab/><text:tab/><text:tab/><text:tab/>...</text:p>
      <text:p text:style-name="CodeIndent"><text:s text:c="4"/>...</text:p>
      <text:p text:style-name="CodeIndent">)<text:tab/><text:tab/><text:tab/><text:tab/> <text:s text:c="3"/><text:span text:style-name="T54">)</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6"><text:s/></text:span><text:a xlink:type="simple" xlink:href="https://learn.microsoft.com/en-us/windows/win32/wininet/http-sessions?redirectedfrom=MSDN" office:name="MS Learn (MSDN)" text:style-name="Internet_20_link" text:visited-style-name="Visited_20_Internet_20_Link"><text:span text:style-name="T56">WinINet HTTP(s) Sessions</text:span></text:a><text:span text:style-name="T56">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7">Reading more of that example, it needed </text:span><text:span text:style-name="T58">Http</text:span><text:span text:style-name="T57">Open</text:span><text:span text:style-name="T58">Request</text:span><text:span text:style-name="T57">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59">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0">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1">☑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1">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2">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3">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4">☑ </text:span>switch to <text:span text:style-name="InlineCode">str.data()</text:span> for modifying strings</text:p>
      <text:p text:style-name="TODO"><text:span text:style-name="T65">☑ </text:span>switch to <text:span text:style-name="InlineCode">std::wstring</text:span> wherever possible</text:p>
      <text:p text:style-name="P104">But before working on either of those, continue with my NPP metadata using wstring. <text:s/><text:span text:style-name="T66">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7">☑</text:span> Implement the unWriteable check (cf Py line92) <text:span text:style-name="T68">and tmp-file (line128)<text:line-break/></text:span><text:span text:style-name="T67">☑</text:span><text:span text:style-name="T68">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4">Okay, I fixed all those.</text:span></text:p>
      <text:p text:style-name="CommitMessage"><text:span text:style-name="T64">CollectionInterface: </text:span><text:s/><text:span text:style-name="T64">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69">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0">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3T12:19:46.047013200</dc:date>
    <meta:editing-duration>P2DT5H10M58S</meta:editing-duration>
    <meta:editing-cycles>118</meta:editing-cycles>
    <meta:generator>LibreOffice/25.2.1.2$Windows_X86_64 LibreOffice_project/d3abf4aee5fd705e4a92bba33a32f40bc4e56f49</meta:generator>
    <meta:document-statistic meta:table-count="1" meta:image-count="3" meta:object-count="0" meta:page-count="18" meta:paragraph-count="316" meta:word-count="5141" meta:character-count="31860" meta:non-whitespace-character-count="26651"/>
  </office:meta>
</office:document-meta>
</file>

<file path=Basic/Standard/automationMacros.xml><?xml version="1.0" encoding="utf-8"?>
<!DOCTYPE module  PUBLIC '-//OpenOffice.org//DTD OfficeDocument 1.0//EN'  'module.dtd'>
<script:module xmlns:script="http://openoffice.org/2000/script" script:name="automationMacros" script:language="StarBasic" script:moduleType="normal">
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